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 Oct 2018 </text:p>
      <text:p text:style-name="P1"/>
      <text:p text:style-name="P1">Mr.<text:span text:style-name="T1">/</text:span>Mrs.</text:p>
      <text:p text:style-name="P1"/>
      <text:p text:style-name="P1">I had the opportunity to ask about your company, working conditions and, basically, your professional career. To my surprise, I found excellent references about the company that manages and I also discovered that its growth has been constant. For this reason, I have a great interest in being part of your team.</text:p>
      <text:p text:style-name="P1"/>
      <text:p text:style-name="P1">Right now I am studying at the UTN, University of Buenos Aires. I have English skills and I also have the ability to adapt easily to changes and new work environments. I am interested in working abroad, since here in Argentina the opportunities are limited, especially for recent graduates. If my profile is of interest, I invite you to review my enclosed CV and contact me to organize a meeting at your convenience.</text:p>
      <text:p text:style-name="P1"/>
      <text:p text:style-name="P1"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/text:p>
      <text:p text:style-name="P1"><text:tab/><text:tab/><text:tab/><text:tab/><text:tab/><text:tab/><text:tab/><text:tab/><text:tab/>Best regards, Ovelar Mariano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ano Ovelar</meta:initial-creator>
    <meta:creation-date>2018-10-06T18:34:05.34</meta:creation-date>
    <meta:generator>OpenOffice/4.1.5$Win32 OpenOffice.org_project/415m1$Build-9789</meta:generator>
    <meta:document-statistic meta:table-count="0" meta:image-count="0" meta:object-count="0" meta:page-count="1" meta:paragraph-count="7" meta:word-count="133" meta:character-count="802"/>
    <dc:date>2018-10-07T17:19:33.63</dc:date>
    <dc:creator>Mariano Ovelar</dc:creator>
  </office:meta>
</office:document-meta>
</file>